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oney-web" svg:font-family="rooney-web, Cambria, 'Times New Roman'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/>
    </style:style>
    <style:style style:name="P2" style:family="paragraph" style:parent-style-name="Text_20_body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df604" officeooo:paragraph-rsid="001df604"/>
    </style:style>
    <style:style style:name="P3" style:family="paragraph" style:parent-style-name="Text_20_body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e9aae" officeooo:paragraph-rsid="001e9aae"/>
    </style:style>
    <style:style style:name="P4" style:family="paragraph" style:parent-style-name="Text_20_body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2043f6" officeooo:paragraph-rsid="002043f6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575757" style:font-name="rooney-web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575757" style:font-name="rooney-web" fo:font-size="12pt" fo:letter-spacing="normal" fo:font-style="normal" fo:font-weight="normal" officeooo:paragraph-rsid="001e9aae"/>
    </style:style>
    <style:style style:name="P7" style:family="paragraph" style:parent-style-name="Text_20_body" style:list-style-name="L1">
      <style:paragraph-properties fo:margin-left="0in" fo:margin-right="0in" fo:margin-top="0in" fo:margin-bottom="0.1563in" loext:contextual-spacing="false" fo:line-height="160%" fo:orphans="2" fo:widows="2" fo:text-indent="0in" style:auto-text-indent="false" fo:padding="0in" fo:border="none"/>
      <style:text-properties fo:font-variant="normal" fo:text-transform="none" fo:color="#575757" style:font-name="rooney-web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df604" officeooo:paragraph-rsid="001df604"/>
    </style:style>
    <style:style style:name="P9" style:family="paragraph" style:parent-style-name="Text_20_body" style:list-style-name="L3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df604" officeooo:paragraph-rsid="001df604"/>
    </style:style>
    <style:style style:name="P10" style:family="paragraph" style:parent-style-name="Text_20_body" style:list-style-name="L4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df604" officeooo:paragraph-rsid="001df604"/>
    </style:style>
    <style:style style:name="P11" style:family="paragraph" style:parent-style-name="Text_20_body" style:list-style-name="L5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df604" officeooo:paragraph-rsid="001df604"/>
    </style:style>
    <style:style style:name="P12" style:family="paragraph" style:parent-style-name="Text_20_body" style:list-style-name="L6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df604" officeooo:paragraph-rsid="001df604"/>
    </style:style>
    <style:style style:name="P13" style:family="paragraph" style:parent-style-name="Text_20_body" style:list-style-name="L7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df604" officeooo:paragraph-rsid="001df604"/>
    </style:style>
    <style:style style:name="P14" style:family="paragraph" style:parent-style-name="Text_20_body" style:list-style-name="L8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df604" officeooo:paragraph-rsid="001df604"/>
    </style:style>
    <style:style style:name="P15" style:family="paragraph" style:parent-style-name="Text_20_body" style:list-style-name="L9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e9aae" officeooo:paragraph-rsid="001e9aae"/>
    </style:style>
    <style:style style:name="P16" style:family="paragraph" style:parent-style-name="Text_20_body" style:list-style-name="L10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e9aae" officeooo:paragraph-rsid="001e9aae"/>
    </style:style>
    <style:style style:name="P17" style:family="paragraph" style:parent-style-name="Text_20_body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e9aae" officeooo:paragraph-rsid="001e9aae"/>
    </style:style>
    <style:style style:name="P18" style:family="paragraph" style:parent-style-name="Text_20_body" style:list-style-name="L11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e9aae" officeooo:paragraph-rsid="001e9aae"/>
    </style:style>
    <style:style style:name="P19" style:family="paragraph" style:parent-style-name="Text_20_body" style:list-style-name="L12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e9aae" officeooo:paragraph-rsid="001e9aae"/>
    </style:style>
    <style:style style:name="P20" style:family="paragraph" style:parent-style-name="Text_20_body" style:list-style-name="L13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e9aae" officeooo:paragraph-rsid="001e9aae"/>
    </style:style>
    <style:style style:name="P21" style:family="paragraph" style:parent-style-name="Text_20_body" style:list-style-name="L14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e9aae" officeooo:paragraph-rsid="001e9aae"/>
    </style:style>
    <style:style style:name="P22" style:family="paragraph" style:parent-style-name="Text_20_body" style:list-style-name="L15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e9aae" officeooo:paragraph-rsid="001e9aae"/>
    </style:style>
    <style:style style:name="P23" style:family="paragraph" style:parent-style-name="Text_20_body" style:list-style-name="L16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e9aae" officeooo:paragraph-rsid="001e9aae"/>
    </style:style>
    <style:style style:name="P24" style:family="paragraph" style:parent-style-name="Text_20_body" style:list-style-name="L10">
      <style:paragraph-properties fo:margin-top="0in" fo:margin-bottom="0in" loext:contextual-spacing="false" fo:line-height="160%" fo:text-align="end" style:justify-single-word="false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1e9aae" officeooo:paragraph-rsid="001e9aae"/>
    </style:style>
    <style:style style:name="P25" style:family="paragraph" style:parent-style-name="Text_20_body" style:list-style-name="L16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2043f6" officeooo:paragraph-rsid="002043f6"/>
    </style:style>
    <style:style style:name="P26" style:family="paragraph" style:parent-style-name="Text_20_body" style:list-style-name="L17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2043f6" officeooo:paragraph-rsid="002043f6"/>
    </style:style>
    <style:style style:name="P27" style:family="paragraph" style:parent-style-name="Text_20_body" style:list-style-name="L18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2043f6" officeooo:paragraph-rsid="002043f6"/>
    </style:style>
    <style:style style:name="P28" style:family="paragraph" style:parent-style-name="Text_20_body" style:list-style-name="L19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2043f6" officeooo:paragraph-rsid="002043f6"/>
    </style:style>
    <style:style style:name="P29" style:family="paragraph" style:parent-style-name="Text_20_body" style:list-style-name="L20">
      <style:paragraph-properties fo:margin-top="0in" fo:margin-bottom="0.1563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2043f6" officeooo:paragraph-rsid="002043f6"/>
    </style:style>
    <style:style style:name="T1" style:family="text">
      <style:text-properties officeooo:rsid="002175c6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48260195" text:style-name="L1">
        <text:list-item>
          <text:p text:style-name="P5"><text:bookmark text:name="XUCLBKEQTJ3WTRDQ2080"/><text:bookmark text:name="FRKQSFKG5C7A1MZBP686"/><text:bookmark text:name="XYVDXBZEQAC1BFREA578"/>Why is information security a management problem? What can management do that technology cannot?</text:p>
        </text:list-item>
      </text:list>
      <text:list xml:id="list3722171826" text:style-name="L2">
        <text:list-item>
          <text:p text:style-name="P8">Both general and IT management are responsible for implementing information security to protect the ability of the organization to function.</text:p>
        </text:list-item>
        <text:list-item>
          <text:p text:style-name="P8">Decision-makers in organizations must set policy and operate their organization in a manner that complies with the complex, shifting political legislation on the use of technology. </text:p>
        </text:list-item>
        <text:list-item>
          <text:p text:style-name="P8">Management is responsible for informed policy choices and the enforcement of decisions that affect applications and the IT infrastructures that support them. </text:p>
        </text:list-item>
      </text:list>
      <text:p text:style-name="P2"/>
      <text:list xml:id="list162905287911426" text:continue-list="list3348260195" text:style-name="L1">
        <text:list-item>
          <text:p text:style-name="P5"><text:bookmark text:name="VMVM7C37R9L5J8HL7730"/><text:bookmark text:name="MGTVEZH42N179GM0J254"/>Why is data the most important asset an organization possesses? What other assets in the organization require protection?</text:p>
        </text:list-item>
      </text:list>
      <text:list xml:id="list1424211310" text:style-name="L3">
        <text:list-item>
          <text:p text:style-name="P9">Data is important in the organization because without it an organization will lose its record of transactions and/or its ability to deliver value to its customer.</text:p>
        </text:list-item>
      </text:list>
      <text:p text:style-name="P2"/>
      <text:list xml:id="list162905165148498" text:continue-list="list162905287911426" text:style-name="L1">
        <text:list-item>
          <text:p text:style-name="P5"><text:bookmark text:name="DUPXUEPP85DM8QXQA054"/><text:bookmark text:name="PLLZEB4B400342U63509"/>Which management groups are responsible for implementing information security to protect the organization’s ability to function?</text:p>
        </text:list-item>
      </text:list>
      <text:list xml:id="list4053818760" text:style-name="L4">
        <text:list-item>
          <text:p text:style-name="P10">IT management, senior management. </text:p>
        </text:list-item>
      </text:list>
      <text:p text:style-name="P2"/>
      <text:list xml:id="list162905760951075" text:continue-list="list162905165148498" text:style-name="L1">
        <text:list-item>
          <text:p text:style-name="P5"><text:bookmark text:name="BNJAEJF9XF5X36HLA337"/><text:bookmark text:name="KDWDT5XH37CZD4ZJG341"/>Has the implementation of networking technology created more or less risk for businesses that use information technology? Why?</text:p>
        </text:list-item>
      </text:list>
      <text:list xml:id="list3237449648" text:style-name="L5">
        <text:list-item>
          <text:p text:style-name="P11">It has created more of a risk because information can travel much faster from locations. <text:s/>Potential attackers have more and readier access to information systems when they have been networked.</text:p>
        </text:list-item>
      </text:list>
      <text:p text:style-name="P2"/>
      <text:list xml:id="list162906220812205" text:continue-list="list162905760951075" text:style-name="L1">
        <text:list-item>
          <text:p text:style-name="P5"><text:bookmark text:name="BZHESP5G6YCX9P4D6966"/><text:bookmark text:name="EJXEZ2LH93VTANRQQ428"/><text:soft-page-break/>What is information extortion? Describe how such an attack can cause losses, using an example not found in the text.</text:p>
        </text:list-item>
      </text:list>
      <text:list xml:id="list2016324279" text:style-name="L6">
        <text:list-item>
          <text:p text:style-name="P12">Occurs when an attacker or trusted insider steal information from a computer system and demands compensation for its return or for an agreement not to disclose it.</text:p>
        </text:list-item>
      </text:list>
      <text:p text:style-name="P2"/>
      <text:list xml:id="list162904338894666" text:continue-list="list162906220812205" text:style-name="L1">
        <text:list-item>
          <text:p text:style-name="P5"><text:bookmark text:name="QPVS9PJFVRDT58ET7365"/><text:bookmark text:name="JZYBZKNEEN8XE7CQE152"/>Why are employees one of the greatest threats to information security?</text:p>
        </text:list-item>
      </text:list>
      <text:list xml:id="list24683987" text:style-name="L7">
        <text:list-item>
          <text:p text:style-name="P13">They are closest to the organizational data and will have access by nature of their assignments. <text:s/></text:p>
        </text:list-item>
        <text:list-item>
          <text:p text:style-name="P13">They are closest to the data on a dat-to-day basis and employees make easy mistakes often.</text:p>
        </text:list-item>
      </text:list>
      <text:p text:style-name="P2"/>
      <text:list xml:id="list162904440580827" text:continue-list="list162904338894666" text:style-name="L1">
        <text:list-item>
          <text:p text:style-name="P5"><text:bookmark text:name="PAMG8C6XWQK95B3T8401"/><text:bookmark text:name="TKRPYJXLP0HAUMSWE024"/>How can you protect against shoulder surfing?</text:p>
        </text:list-item>
      </text:list>
      <text:list xml:id="list2673633083" text:style-name="L8">
        <text:list-item>
          <text:p text:style-name="P14">Be aware of who is around you</text:p>
        </text:list-item>
        <text:list-item>
          <text:p text:style-name="P14">Limit number of times you access confidential information.</text:p>
        </text:list-item>
        <text:list-item>
          <text:p text:style-name="P14">Avoid accessing confidential information while others are present.</text:p>
        </text:list-item>
      </text:list>
      <text:p text:style-name="P2"/>
      <text:list xml:id="list162905057140907" text:continue-list="list162904440580827" text:style-name="L1">
        <text:list-item>
          <text:p text:style-name="P5"><text:bookmark text:name="EVJL51WC0U4Q448VQ464"/><text:bookmark text:name="RZFWUC91XJZ8EA699830"/>How has the perception of the hacker changed over recent years? What is the profile of a hacker today?</text:p>
        </text:list-item>
      </text:list>
      <text:p text:style-name="P1"/>
      <text:p text:style-name="P1"/>
      <text:list xml:id="list162904889059571" text:continue-numbering="true" text:style-name="L1">
        <text:list-item>
          <text:p text:style-name="P5"><text:bookmark text:name="DMRQ6MGZN7TK88WHR860"/><text:bookmark text:name="BSHB8NXJSZ086Z97G875"/>What is the difference between a skilled hacker and an unskilled hacker, other than skill levels? How does the protection against each differ?</text:p>
        </text:list-item>
      </text:list>
      <text:list xml:id="list1636910905" text:style-name="L9">
        <text:list-item>
          <text:p text:style-name="P15">Skilled Hacker develops own tools and exploits.</text:p>
        </text:list-item>
        <text:list-item>
          <text:p text:style-name="P15">Unskilled hacker uses already developed professionally made tools.</text:p>
        </text:list-item>
      </text:list>
      <text:p text:style-name="P3"/>
      <text:list xml:id="list162905108693306" text:continue-list="list162904889059571" text:style-name="L1">
        <text:list-item>
          <text:p text:style-name="P5"><text:bookmark text:name="YTZHM3HQCWCP4464K374"/><text:bookmark text:name="NEKH3E48WZ8CVC5NW929"/><text:soft-page-break/>What are the various types of malware? How do worms differ from viruses? Do Trojan horses carry viruses or worms?</text:p>
        </text:list-item>
      </text:list>
      <text:list xml:id="list12383542" text:style-name="L10">
        <text:list-item>
          <text:p text:style-name="P16">Wor<text:span text:style-name="T1">m</text:span>s, viruses, trojan horses, logic bombs, back-doors.</text:p>
        </text:list-item>
        <text:list-item>
          <text:p text:style-name="P24">Viruses are segments of code that induce other programs to perform actions.</text:p>
          <text:list>
            <text:list-item>
              <text:p text:style-name="P16">Worms are malicious programs that replicate themselves constantly without requiring another program to provide a safe enfironment for replication.</text:p>
            </text:list-item>
          </text:list>
        </text:list-item>
        <text:list-item>
          <text:p text:style-name="P16">Once a trusting user executes a Trojan Horse program it will unleash viruses or worms to the local workstation and the netwokrs as a whole.</text:p>
        </text:list-item>
      </text:list>
      <text:p text:style-name="P3"/>
      <text:list xml:id="list162905944934999" text:continue-list="list162905108693306" text:style-name="L1">
        <text:list-item>
          <text:p text:style-name="P5"><text:bookmark text:name="TSYA60PP6WDLRK17J097"/><text:bookmark text:name="VGAUPE7SRGRP5M2M5123"/>Why does polymorphism cause greater concern than traditional malware? How does it affect detection?</text:p>
        </text:list-item>
      </text:list>
      <text:list xml:id="list3662645347" text:style-name="L11">
        <text:list-item>
          <text:p text:style-name="P18">It changes over time making it more difficult to detect and protect against.</text:p>
        </text:list-item>
      </text:list>
      <text:p text:style-name="P3"/>
      <text:list xml:id="list162905046490338" text:continue-list="list162905944934999" text:style-name="L1">
        <text:list-item>
          <text:p text:style-name="P5"><text:bookmark text:name="KBVY9CZK2E9SKLGPY146"/><text:bookmark text:name="VXPBMSVL3WAX2MU47820"/>What is the most common violation of intellectual property? How does an organization protect against it? What agencies fight it?</text:p>
        </text:list-item>
      </text:list>
      <text:list xml:id="list3160239716" text:style-name="L12">
        <text:list-item>
          <text:p text:style-name="P19">Software Piracy</text:p>
        </text:list-item>
        <text:list-item>
          <text:p text:style-name="P19">Preventions can be licensing with a product key. </text:p>
        </text:list-item>
        <text:list-item>
          <text:p text:style-name="P19">Software Information Industry Association and Business Software Alliance</text:p>
        </text:list-item>
      </text:list>
      <text:p text:style-name="P3"/>
      <text:list xml:id="list162904377300265" text:continue-list="list162905046490338" text:style-name="L1">
        <text:list-item>
          <text:p text:style-name="P6"><text:bookmark text:name="TGJPAP1BCGH59WF5K605"/><text:bookmark text:name="PSWAWTDFEHU8QE344192"/>What are the various forces of nature? Which type might be of greatest concern to an organization in Las Vegas? Jakarta? Oklahoma City? Amsterdam? Miami? Tokyo?</text:p>
        </text:list-item>
      </text:list>
      <text:list xml:id="list254330286" text:style-name="L13">
        <text:list-item>
          <text:p text:style-name="P20">Fire, flood, earthquake, lightning, landslide, tornado, hurricane, tsunami, electrostatic discharge, dust contamination</text:p>
        </text:list-item>
      </text:list>
      <text:p text:style-name="P3"/>
      <text:list xml:id="list162906046537941" text:continue-list="list162904377300265" text:style-name="L1">
        <text:list-item>
          <text:p text:style-name="P5"><text:bookmark text:name="UKZNUSCV1V3K4DTYU764"/><text:bookmark text:name="CLYSCY7R7951M5065180"/>How is technological obsolescence a threat to information security? How can an organization protect against it?</text:p>
        </text:list-item>
      </text:list>
      <text:list xml:id="list3983070622" text:style-name="L14">
        <text:list-item>
          <text:p text:style-name="P21"><text:soft-page-break/>It occurs when technology becomes outdated. <text:s/>Planning is the best way to avoid this by updating your system. <text:s/></text:p>
        </text:list-item>
      </text:list>
      <text:p text:style-name="P3"/>
      <text:list xml:id="list162904206036177" text:continue-list="list162906046537941" text:style-name="L1">
        <text:list-item>
          <text:p text:style-name="P6"><text:bookmark text:name="XCNFUGL3A53P2U4QZ689"/><text:bookmark text:name="EYBMERPVXJJR67KQ1828"/>Does the intellectual property owned by an organization usually have value? If so, how can attackers threaten that value?</text:p>
        </text:list-item>
      </text:list>
      <text:list xml:id="list3651975939" text:style-name="L15">
        <text:list-item>
          <text:p text:style-name="P22">Yes, the IP may be the highest value to the company. <text:s/>You can remove its availability to the owner or by stealing and selling copies.</text:p>
        </text:list-item>
      </text:list>
      <text:p text:style-name="P3"/>
      <text:list xml:id="list162904937052981" text:continue-list="list162904206036177" text:style-name="L1">
        <text:list-item>
          <text:p text:style-name="P5"><text:bookmark text:name="DDRPPCRRDC00DHQFV488"/><text:bookmark text:name="WGYQ5KWVYVYNLB1BD086"/>What are the types of password attacks? What can a systems administrator do to protect against them?</text:p>
        </text:list-item>
      </text:list>
      <text:list xml:id="list2120817690" text:style-name="L16">
        <text:list-item>
          <text:p text:style-name="P23">Password Crack</text:p>
          <text:list>
            <text:list-item>
              <text:p text:style-name="P25">Attempting to reverse calculate. <text:s/>Used when a copy of the Security Account Manager data file can be obtained. <text:s/></text:p>
            </text:list-item>
          </text:list>
        </text:list-item>
        <text:list-item>
          <text:p text:style-name="P23">Brute Force</text:p>
          <text:list>
            <text:list-item>
              <text:p text:style-name="P25">Attempting every possible combination.</text:p>
            </text:list-item>
          </text:list>
        </text:list-item>
        <text:list-item>
          <text:p text:style-name="P23">Dictionary Attack</text:p>
          <text:list>
            <text:list-item>
              <text:p text:style-name="P25">Form of brute force, uses commonly used passwords.</text:p>
            </text:list-item>
          </text:list>
        </text:list-item>
      </text:list>
      <text:p text:style-name="P3"/>
      <text:list xml:id="list162905561289382" text:continue-list="list162904937052981" text:style-name="L1">
        <text:list-item>
          <text:p text:style-name="P5"><text:bookmark text:name="JRFG7UH4DH7F807YY250"/><text:bookmark text:name="TADG2X79TUZBKKYFT235"/>What is the difference between a denial-of-service attack and a distributed denial-of-service attack? Which is more dangerous? Why?</text:p>
        </text:list-item>
      </text:list>
      <text:list xml:id="list1082936006" text:style-name="L17">
        <text:list-item>
          <text:p text:style-name="P26">DoS is a single user spamming the network with network connections in an attempt to crash the network</text:p>
        </text:list-item>
        <text:list-item>
          <text:p text:style-name="P26">DDoS is when many users attempt a DoS attack.</text:p>
          <text:p text:style-name="P26"><text:s/></text:p>
        </text:list-item>
      </text:list>
      <text:list xml:id="list162906166932877" text:continue-list="list162905561289382" text:style-name="L1">
        <text:list-item>
          <text:p text:style-name="P5"><text:bookmark text:name="KYGV0DXEK2XKGQ5WT225"/><text:bookmark text:name="BGNHFSVT6H5B1LB49858"/>For a sniffer attack to succeed, what must the attacker do? How can an attacker gain access to a network to use the sniffer system?</text:p>
        </text:list-item>
      </text:list>
      <text:list xml:id="list452218317" text:style-name="L18">
        <text:list-item>
          <text:p text:style-name="P27"><text:soft-page-break/>The attacker must first gain access to a network to install the sniffer. <text:s/></text:p>
        </text:list-item>
      </text:list>
      <text:p text:style-name="P4"/>
      <text:list xml:id="list162905807256976" text:continue-list="list162906166932877" text:style-name="L1">
        <text:list-item>
          <text:p text:style-name="P5"><text:bookmark text:name="ZAGR9DX92WQM7DET1926"/><text:bookmark text:name="CDTVZ26RM43DRA6AL630"/>What methods does a social engineering hacker use to gain information about a user’s login ID and password? How would this method differ if it targeted an administrator’s assistant versus a data-entry clerk?</text:p>
        </text:list-item>
      </text:list>
      <text:list xml:id="list1267075146" text:style-name="L19">
        <text:list-item>
          <text:p text:style-name="P28">Represents themselves as someone with authority requesting information. <text:s/></text:p>
        </text:list-item>
      </text:list>
      <text:list xml:id="list162905160938197" text:continue-list="list162905807256976" text:style-name="L1">
        <text:list-item>
          <text:p text:style-name="P7"><text:bookmark text:name="AJJSQ0KTVW7EX69H6290"/><text:bookmark text:name="HYBDDY8QFNLKEHVY3654"/>What is a buffer overflow, and how is it used against a Web server?</text:p>
        </text:list-item>
      </text:list>
      <text:list xml:id="list1163162808" text:style-name="L20">
        <text:list-item>
          <text:p text:style-name="P29">An event when more data Is sent than can the receivers handle. <text:s/>May allow an attacker to install malicious software on the server or create a backdoo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oney-web" svg:font-family="rooney-web, Cambria, 'Times New Roman'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3:31:59.353635059</meta:creation-date>
    <meta:generator>LibreOffice/6.2.8.2$Linux_X86_64 LibreOffice_project/20$Build-2</meta:generator>
    <dc:date>2019-10-29T16:29:03.545567113</dc:date>
    <meta:editing-duration>PT51M59S</meta:editing-duration>
    <meta:editing-cycles>3</meta:editing-cycles>
    <meta:document-statistic meta:table-count="0" meta:image-count="0" meta:object-count="0" meta:page-count="5" meta:paragraph-count="57" meta:word-count="910" meta:character-count="5561" meta:non-whitespace-character-count="4744"/>
  </office:meta>
</office:document-meta>
</file>